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F0000012F7E0FF7888825AFAB.png" manifest:media-type="image/png"/>
  <manifest:file-entry manifest:full-path="Pictures/10000000000001EC0000012EC9F3C002ECAFC4A8.png" manifest:media-type="image/png"/>
  <manifest:file-entry manifest:full-path="Pictures/10000000000001E400000120C1608C0C3C905C1F.png" manifest:media-type="image/png"/>
  <manifest:file-entry manifest:full-path="Pictures/10000000000001F2000001342DE7E67FAEA676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783cm" svg:height="9.142cm" draw:z-index="0"><draw:image xlink:href="Pictures/10000000000001F2000001342DE7E67FAEA6764D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x="1.743cm" svg:y="1.799cm" svg:width="13.197cm" svg:height="7.853cm" draw:z-index="1"><draw:image xlink:href="Pictures/10000000000001E400000120C1608C0C3C905C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14.917cm" svg:height="9.156cm" draw:z-index="2"><draw:image xlink:href="Pictures/10000000000001EC0000012EC9F3C002ECAFC4A8.png" xlink:type="simple" xlink:show="embed" xlink:actuate="onLoad"/></draw:frame><text:soft-page-break/></text:p>
      <text:p text:style-name="Standard"/>
      <text:p text:style-name="Standard"><draw:frame draw:style-name="fr2" draw:name="Image4" text:anchor-type="paragraph" svg:x="0.776cm" svg:y="1.535cm" svg:width="14.921cm" svg:height="9.133cm" draw:z-index="3"><draw:image xlink:href="Pictures/10000000000001EF0000012F7E0FF7888825AF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9:14:55.493498063</meta:creation-date>
    <dc:date>2019-03-14T19:16:28.987930634</dc:date>
    <meta:editing-duration>PT1M33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